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2.4811in"/>
    </style:style>
    <style:style style:name="co6" style:family="table-column">
      <style:table-column-properties fo:break-before="auto" style:column-width="1.663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nodes_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4"/>
        <table:table-column table:style-name="co5" table:number-columns-repeated="2" table:default-cell-style-name="ce2"/>
        <table:table-column table:style-name="co5" table:number-columns-repeated="1017" table:default-cell-style-name="ce7"/>
        <table:table-row table:style-name="ro3">
          <table:table-cell table:style-name="ce1" office:value-type="string">
            <text:p>HTM </text:p>
            <text:p>(BitShift)</text:p>
          </table:table-cell>
          <table:table-cell table:style-name="ce1" office:value-type="string">
            <text:p>nodeIndex</text:p>
          </table:table-cell>
          <table:table-cell table:style-name="ce1" office:value-type="string">
            <text:p>nodes_</text:p>
          </table:table-cell>
          <table:table-cell table:style-name="ce1"/>
          <table:table-cell table:style-name="ce5"/>
          <table:table-cell table:style-name="ce1" table:number-columns-repeated="2"/>
          <table:table-cell table:style-name="ce6" table:number-columns-repeated="1017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style-name="ce4" office:value-type="string">
            <text:p>The invalid node.</text:p>
          </table:table-cell>
          <table:table-cell table:number-columns-repeated="1020"/>
        </table:table-row>
        <table:table-row table:style-name="ro2">
          <table:table-cell office:value-type="string">
            <text:p>S0..N3</text:p>
          </table:table-cell>
          <table:table-cell office:value-type="string">
            <text:p>1 – 8</text:p>
          </table:table-cell>
          <table:table-cell office:value-type="string">
            <text:p>base nodes</text:p>
          </table:table-cell>
          <table:table-cell table:style-name="ce4" office:value-type="string">
            <text:p>The octagon</text:p>
          </table:table-cell>
          <table:table-cell office:value-type="string">
            <text:p>This is layerLevel=0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0...0..N3...3 </text:p>
            <text:p>(depends on depth)</text:p>
          </table:table-cell>
          <table:table-cell office:value-type="string">
            <text:p>IOFFSET+0</text:p>
          </table:table-cell>
          <table:table-cell office:value-type="string">
            <text:p>Node000</text:p>
          </table:table-cell>
          <table:table-cell table:style-name="ce4" office:value-type="string">
            <text:p>The first stored leaf</text:p>
          </table:table-cell>
          <table:table-cell office:value-type="string">
            <text:p>IOFFSET=9 for the octagon, bareId starts at 0 here.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OFFSET+1</text:p>
          </table:table-cell>
          <table:table-cell office:value-type="string">
            <text:p>Node00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N3...3 at Depth</text:p>
          </table:table-cell>
          <table:table-cell office:value-type="string">
            <text:p>IOFFSET+leaves_</text:p>
          </table:table-cell>
          <table:table-cell office:value-type="string">
            <text:p>NodeLastAtBuildlevel</text:p>
          </table:table-cell>
          <table:table-cell table:style-name="ce4" office:value-type="string">
            <text:p>The last stored leaf</text:p>
          </table:table-cell>
          <table:table-cell office:value-type="string">
            <text:p>storedleaves_ = numberOfFaces at buildlevel_;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N3...3 at Depth-1</text:p>
          </table:table-cell>
          <table:table-cell/>
          <table:table-cell office:value-type="string">
            <text:p>NodeLastAtBuildlevelMinusOne</text:p>
          </table:table-cell>
          <table:table-cell table:style-name="ce4" office:value-type="string">
            <text:p>The last non-leaf node</text:p>
          </table:table-cell>
          <table:table-cell office:value-type="string">
            <text:p>The last non stored leaf.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>
            <text:p>S01?</text:p>
          </table:table-cell>
          <table:table-cell office:value-type="string">
            <text:p>nodes_.size()-1-1</text:p>
          </table:table-cell>
          <table:table-cell office:value-type="string">
            <text:p>NonLeafNode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2">
          <table:table-cell office:value-type="string">
            <text:p>S00?</text:p>
          </table:table-cell>
          <table:table-cell office:value-type="string">
            <text:p>nodes_.size()-1-0</text:p>
          </table:table-cell>
          <table:table-cell office:value-type="string">
            <text:p>NonLeafNode0</text:p>
          </table:table-cell>
          <table:table-cell table:style-name="ce4" office:value-type="string">
            <text:p>The first non-leaf node, these are at lower levels than the stored leav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>
            <text:p>nodes_.size() = Sum(i=0..buildlevel_,8*4**i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style-name="ce4" office:value-type="string">
            <text:p>See SpatialIndex::vMax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The number of nodes at a layerLevel is 8 * 4**layerLevel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160125-MLR layerLevel = depth-1. You might say that currently depth is the level of the leaves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storedleaves_ = numberOfFaces at buildlevel_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leaves_ = numberOfFaces at maxlevel_; obtained via leafCount()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CalculatedLeaves or just leaves are calculated on the fly when maxlevel_ is greater than buildlevel_.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office:value-type="string">
            <text:p>name</text:p>
          </table:table-cell>
          <table:table-cell office:value-type="string">
            <text:p>depth</text:p>
          </table:table-cell>
          <table:table-cell office:value-type="string">
            <text:p>level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>
            <text:p>S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tagon</text:p>
          </table:table-cell>
          <table:table-cell table:number-columns-repeated="1020"/>
        </table:table-row>
        <table:table-row table:style-name="ro2">
          <table:table-cell office:value-type="string">
            <text:p>S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S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1/25/2016</text:date>, <text:time>17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lee</meta:initial-creator>
    <meta:creation-date>2016-01-25T10:57:27</meta:creation-date>
    <dc:date>2016-01-25T17:33:41</dc:date>
    <dc:creator>Michael Rilee</dc:creator>
    <meta:editing-duration>PT4H19M1S</meta:editing-duration>
    <meta:editing-cycles>33</meta:editing-cycles>
    <meta:generator>OpenOffice/4.1.2$Unix OpenOffice.org_project/412m3$Build-9782</meta:generator>
    <meta:document-statistic meta:table-count="3" meta:cell-count="57" meta:object-count="0"/>
  </office:meta>
</office:document-meta>
</file>